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E0000003CE6F4E82739E93BA19.png" manifest:media-type="image/png"/>
  <manifest:file-entry manifest:full-path="Pictures/10000201000003470000035E7A979F83EC5C9066.png" manifest:media-type="image/png"/>
  <manifest:file-entry manifest:full-path="Pictures/10000201000002DC0000019E000C2EE4B89C958A.png" manifest:media-type="image/png"/>
  <manifest:file-entry manifest:full-path="Pictures/10000201000002E20000029DEFDACE307EA04F3F.png" manifest:media-type="image/png"/>
  <manifest:file-entry manifest:full-path="Pictures/100002010000016B0000006A7FCCB2D9BA31BDE4.png" manifest:media-type="image/png"/>
  <manifest:file-entry manifest:full-path="Pictures/10000201000002690000027527D843FB1012AB7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a1e9" officeooo:paragraph-rsid="0007a1e9"/>
    </style:style>
    <style:style style:name="P2" style:family="paragraph" style:parent-style-name="Standard">
      <style:paragraph-properties fo:break-before="page"/>
      <style:text-properties officeooo:rsid="0007a1e9" officeooo:paragraph-rsid="0007a1e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FO</text:p>
      <text:p text:style-name="P1"><draw:frame draw:style-name="fr3" draw:name="Image4" text:anchor-type="paragraph" svg:width="6.9252in" svg:height="6.2772in" draw:z-index="3"><draw:image xlink:href="Pictures/10000201000002E20000029DEFDACE307EA04F3F.png" xlink:type="simple" xlink:show="embed" xlink:actuate="onLoad" loext:mime-type="image/png"/></draw:frame></text:p>
      <text:p text:style-name="P2">Message Queue</text:p>
      <text:p text:style-name="P1"><draw:frame draw:style-name="fr4" draw:name="Image5" text:anchor-type="paragraph" svg:width="6.4272in" svg:height="6.552in" draw:z-index="4"><draw:image xlink:href="Pictures/10000201000002690000027527D843FB1012AB73.png" xlink:type="simple" xlink:show="embed" xlink:actuate="onLoad" loext:mime-type="image/png"/></draw:frame></text:p>
      <text:p text:style-name="P2">Share Memory</text:p>
      <text:p text:style-name="P1"><draw:frame draw:style-name="fr3" draw:name="Image6" text:anchor-type="paragraph" svg:width="6.9252in" svg:height="3.9161in" draw:z-index="5"><draw:image xlink:href="Pictures/10000201000002DC0000019E000C2EE4B89C958A.png" xlink:type="simple" xlink:show="embed" xlink:actuate="onLoad" loext:mime-type="image/png"/></draw:frame></text:p>
      <text:p text:style-name="P2">Q1</text:p>
      <text:p text:style-name="P1"><draw:frame draw:style-name="fr1" draw:name="Image1" text:anchor-type="paragraph" svg:x="0.1311in" svg:y="0in" svg:width="3.7811in" svg:height="1.1043in" draw:z-index="0"><draw:image xlink:href="Pictures/100002010000016B0000006A7FCCB2D9BA31BDE4.png" xlink:type="simple" xlink:show="embed" xlink:actuate="onLoad" loext:mime-type="image/png"/></draw:frame></text:p>
      <text:p text:style-name="P2">Q2</text:p>
      <text:p text:style-name="P1"><draw:frame draw:style-name="fr2" draw:name="Image2" text:anchor-type="paragraph" svg:width="6.9252in" svg:height="7.1146in" draw:z-index="1"><draw:image xlink:href="Pictures/10000201000003470000035E7A979F83EC5C9066.png" xlink:type="simple" xlink:show="embed" xlink:actuate="onLoad" loext:mime-type="image/png"/></draw:frame></text:p>
      <text:p text:style-name="P1"/>
      <text:p text:style-name="P2">Q3</text:p>
      <text:p text:style-name="P1"><draw:frame draw:style-name="fr2" draw:name="Image3" text:anchor-type="paragraph" svg:width="6.9252in" svg:height="4.4839in" draw:z-index="2"><draw:image xlink:href="Pictures/10000201000005E0000003CE6F4E82739E93BA1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11:05:47.802086164</meta:creation-date>
    <dc:date>2020-02-07T11:10:41.619441417</dc:date>
    <meta:editing-duration>PT4M55S</meta:editing-duration>
    <meta:editing-cycles>1</meta:editing-cycles>
    <meta:document-statistic meta:table-count="0" meta:image-count="6" meta:object-count="0" meta:page-count="6" meta:paragraph-count="6" meta:word-count="8" meta:character-count="35" meta:non-whitespace-character-count="33"/>
    <meta:generator>LibreOffice/6.0.7.3$Linux_X86_64 LibreOffice_project/00m0$Build-3</meta:generator>
  </office:meta>
</office:document-meta>
</file>